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006cm" fo:margin-left="0.573cm" table:align="left" style:shadow="none" style:may-break-between-rows="true" table:border-model="collapsing"/>
    </style:style>
    <style:style style:name="Tableau2.A" style:family="table-column">
      <style:table-column-properties style:column-width="1.39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15.993cm"/>
    </style:style>
    <style:style style:name="Tableau2.1" style:family="table-row">
      <style:table-row-properties style:row-height="0.6cm" fo:keep-together="always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row-height="0.6cm" fo:keep-together="auto"/>
    </style:style>
    <style:style style:name="Tableau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style:row-height="0.684cm" fo:keep-together="auto"/>
    </style:style>
    <style:style style:name="Tableau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style:row-height="0.706cm" fo:keep-together="auto"/>
    </style:style>
    <style:style style:name="Tableau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style:row-height="0.713cm" fo:keep-together="always"/>
    </style:style>
    <style:style style:name="Tableau2.A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style:row-height="0.713cm" fo:keep-together="auto"/>
    </style:style>
    <style:style style:name="Tableau2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5" style:family="table-row">
      <style:table-row-properties style:row-height="0.714cm" fo:keep-together="auto"/>
    </style:style>
    <style:style style:name="Tableau2.A4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6" style:family="table-row">
      <style:table-row-properties style:row-height="0.714cm" fo:keep-together="always"/>
    </style:style>
    <style:style style:name="Tableau2.A4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Cantarell" fo:font-size="12pt" style:font-size-asian="12pt" style:font-size-complex="12pt"/>
    </style:style>
    <style:style style:name="P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8a9" officeooo:paragraph-rsid="004a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f5ce" officeooo:paragraph-rsid="004cf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c90" officeooo:paragraph-rsid="0048f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cddc" officeooo:paragraph-rsid="004bcd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bb2" officeooo:paragraph-rsid="004de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Cantarell" fo:font-size="12pt" officeooo:paragraph-rsid="00483848" style:font-size-asian="12pt" style:font-size-complex="12pt"/>
    </style:style>
    <style:style style:name="T1" style:family="text">
      <style:text-properties officeooo:rsid="004013bb"/>
    </style:style>
    <style:style style:name="T2" style:family="text">
      <style:text-properties officeooo:rsid="00432645"/>
    </style:style>
    <style:style style:name="T3" style:family="text">
      <style:text-properties officeooo:rsid="00243316"/>
    </style:style>
    <style:style style:name="T4" style:family="text">
      <style:text-properties officeooo:rsid="002a7f03"/>
    </style:style>
    <style:style style:name="T5" style:family="text">
      <style:text-properties officeooo:rsid="0034c81d"/>
    </style:style>
    <style:style style:name="T6" style:family="text">
      <style:text-properties officeooo:rsid="004ad8a9"/>
    </style:style>
    <style:style style:name="T7" style:family="text">
      <style:text-properties officeooo:rsid="0041561f"/>
    </style:style>
    <style:style style:name="T8" style:family="text">
      <style:text-properties officeooo:rsid="002f33e0"/>
    </style:style>
    <style:style style:name="T9" style:family="text">
      <style:text-properties officeooo:rsid="001ed5ce"/>
    </style:style>
    <style:style style:name="T10" style:family="text">
      <style:text-properties officeooo:rsid="004cf5ce"/>
    </style:style>
    <style:style style:name="T11" style:family="text">
      <style:text-properties officeooo:rsid="004b7a4f"/>
    </style:style>
    <style:style style:name="T12" style:family="text">
      <style:text-properties officeooo:rsid="00449c0b"/>
    </style:style>
    <style:style style:name="T13" style:family="text">
      <style:text-properties officeooo:rsid="0025e495"/>
    </style:style>
    <style:style style:name="T14" style:family="text">
      <style:text-properties officeooo:rsid="003ea9e2"/>
    </style:style>
    <style:style style:name="T15" style:family="text">
      <style:text-properties officeooo:rsid="003b3b2d"/>
    </style:style>
    <style:style style:name="T16" style:family="text">
      <style:text-properties officeooo:rsid="0048fc90"/>
    </style:style>
    <style:style style:name="T17" style:family="text">
      <style:text-properties officeooo:rsid="004bcddc"/>
    </style:style>
    <style:style style:name="T18" style:family="text">
      <style:text-properties officeooo:rsid="004de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Mode</text:p>
          </table:table-cell>
          <table:table-cell table:style-name="Tableau2.A1" office:value-type="string">
            <text:p text:style-name="P2">KEY</text:p>
          </table:table-cell>
          <table:table-cell table:style-name="Tableau2.C1" office:value-type="string">
            <text:p text:style-name="P2"><text:s text:c="3"/>DESCRIPTION</text:p>
          </table:table-cell>
        </table:table-row>
        <table:table-row table:style-name="Tableau2.1">
          <table:table-cell table:style-name="Tableau2.A2" office:value-type="string">
            <text:p text:style-name="P2">n</text:p>
          </table:table-cell>
          <table:table-cell table:style-name="Tableau2.B2" office:value-type="string">
            <text:p text:style-name="P2">&lt;A-a&gt;</text:p>
          </table:table-cell>
          <table:table-cell table:style-name="Tableau2.C2" office:value-type="string">
            <text:p text:style-name="P2">Ouvrir Zsnipset verticale</text:p>
          </table:table-cell>
        </table:table-row>
        <table:table-row table:style-name="Tableau2.3">
          <table:table-cell table:style-name="Tableau2.A3" office:value-type="string">
            <text:p text:style-name="P2">n i</text:p>
          </table:table-cell>
          <table:table-cell table:style-name="Tableau2.B2" office:value-type="string">
            <text:p text:style-name="P2">&lt;A-c&gt;</text:p>
          </table:table-cell>
          <table:table-cell table:style-name="Tableau2.C3" office:value-type="string">
            <text:p text:style-name="P2">Fermer la liste des erreurs</text:p>
          </table:table-cell>
        </table:table-row>
        <table:table-row table:style-name="Tableau2.1">
          <table:table-cell table:style-name="Tableau2.A4" office:value-type="string">
            <text:p text:style-name="P2">n</text:p>
          </table:table-cell>
          <table:table-cell table:style-name="Tableau2.B2" office:value-type="string">
            <text:p text:style-name="P2">&lt;<text:span text:style-name="T1">A-d&gt;</text:span></text:p>
          </table:table-cell>
          <table:table-cell table:style-name="Tableau2.C4" office:value-type="string">
            <text:p text:style-name="P2">Diagnostics en ligne <text:span text:style-name="T1">ON OFF</text:span></text:p>
          </table:table-cell>
        </table:table-row>
        <table:table-row table:style-name="Tableau2.3">
          <table:table-cell table:style-name="Tableau2.A5" office:value-type="string">
            <text:p text:style-name="P2">n</text:p>
          </table:table-cell>
          <table:table-cell table:style-name="Tableau2.B2" office:value-type="string">
            <text:p text:style-name="P2">&lt;A-g&gt;</text:p>
          </table:table-cell>
          <table:table-cell table:style-name="Tableau2.C5" office:value-type="string">
            <text:p text:style-name="P2">Aller à la dernière ligne</text:p>
          </table:table-cell>
        </table:table-row>
        <table:table-row table:style-name="Tableau2.1">
          <table:table-cell table:style-name="Tableau2.A6" office:value-type="string">
            <text:p text:style-name="P2">n</text:p>
          </table:table-cell>
          <table:table-cell table:style-name="Tableau2.B2" office:value-type="string">
            <text:p text:style-name="P2">&lt;A-h&gt;</text:p>
          </table:table-cell>
          <table:table-cell table:style-name="Tableau2.C6" office:value-type="string">
            <text:p text:style-name="P2">Afficher l'aide (hover) </text:p>
          </table:table-cell>
        </table:table-row>
        <table:table-row table:style-name="Tableau2.1">
          <table:table-cell table:style-name="Tableau2.A7" office:value-type="string">
            <text:p text:style-name="P2">n</text:p>
          </table:table-cell>
          <table:table-cell table:style-name="Tableau2.B2" office:value-type="string">
            <text:p text:style-name="P2">&lt;<text:span text:style-name="T2">A-k&gt;</text:span></text:p>
          </table:table-cell>
          <table:table-cell table:style-name="Tableau2.C7" office:value-type="string">
            <text:p text:style-name="P2">complétion</text:p>
          </table:table-cell>
        </table:table-row>
        <table:table-row table:style-name="Tableau2.1">
          <table:table-cell table:style-name="Tableau2.A8" office:value-type="string">
            <text:p text:style-name="P2">n</text:p>
          </table:table-cell>
          <table:table-cell table:style-name="Tableau2.B2" office:value-type="string">
            <text:p text:style-name="P2">&lt;A-m&gt;</text:p>
          </table:table-cell>
          <table:table-cell table:style-name="Tableau2.C8" office:value-type="string">
            <text:p text:style-name="P2">Aller à la parenthèse correspondante </text:p>
          </table:table-cell>
        </table:table-row>
        <table:table-row table:style-name="Tableau2.1">
          <table:table-cell table:style-name="Tableau2.A9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2">&lt;A-n&gt;</text:p>
          </table:table-cell>
          <table:table-cell table:style-name="Tableau2.C9" office:value-type="string">
            <text:p text:style-name="P2">Erreur suivante</text:p>
          </table:table-cell>
        </table:table-row>
        <table:table-row table:style-name="Tableau2.10">
          <table:table-cell table:style-name="Tableau2.A10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3">&lt;A-p&gt;</text:p>
          </table:table-cell>
          <table:table-cell table:style-name="Tableau2.C10" office:value-type="string">
            <text:p text:style-name="P2">Erreur précédente</text:p>
          </table:table-cell>
        </table:table-row>
        <table:table-row table:style-name="Tableau2.11">
          <table:table-cell table:style-name="Tableau2.A11" office:value-type="string">
            <text:p text:style-name="P2">n</text:p>
          </table:table-cell>
          <table:table-cell table:style-name="Tableau2.B2" office:value-type="string">
            <text:p text:style-name="P2">&lt;<text:span text:style-name="T4">A</text:span>-q&gt;</text:p>
          </table:table-cell>
          <table:table-cell table:style-name="Tableau2.C11" office:value-type="string">
            <text:p text:style-name="P2"><text:span text:style-name="T5">QUIT</text:span> full hard no backup</text:p>
          </table:table-cell>
        </table:table-row>
        <table:table-row table:style-name="Tableau2.1">
          <table:table-cell table:style-name="Tableau2.A12" office:value-type="string">
            <text:p text:style-name="P3">n</text:p>
          </table:table-cell>
          <table:table-cell table:style-name="Tableau2.B2" office:value-type="string">
            <text:p text:style-name="P2">&lt;<text:span text:style-name="T6">A-r&gt;</text:span></text:p>
          </table:table-cell>
          <table:table-cell table:style-name="Tableau2.C12" office:value-type="string">
            <text:p text:style-name="P3">Reference / Occurences</text:p>
          </table:table-cell>
        </table:table-row>
        <table:table-row table:style-name="Tableau2.1">
          <table:table-cell table:style-name="Tableau2.A13" office:value-type="string">
            <text:p text:style-name="P2">n</text:p>
          </table:table-cell>
          <table:table-cell table:style-name="Tableau2.B2" office:value-type="string">
            <text:p text:style-name="P2">&lt;A-<text:span text:style-name="T5">s</text:span>&gt;</text:p>
          </table:table-cell>
          <table:table-cell table:style-name="Tableau2.C13" office:value-type="string">
            <text:p text:style-name="P2">Search</text:p>
          </table:table-cell>
        </table:table-row>
        <table:table-row table:style-name="Tableau2.1">
          <table:table-cell table:style-name="Tableau2.A14" office:value-type="string">
            <text:p text:style-name="P2">n</text:p>
          </table:table-cell>
          <table:table-cell table:style-name="Tableau2.B2" office:value-type="string">
            <text:p text:style-name="P2">&lt;<text:span text:style-name="T7">A-t&gt;</text:span></text:p>
          </table:table-cell>
          <table:table-cell table:style-name="Tableau2.C14" office:value-type="string">
            <text:p text:style-name="P2"><text:span text:style-name="T2">e</text:span>ffacer le surlignage de la recherche</text:p>
          </table:table-cell>
        </table:table-row>
        <table:table-row table:style-name="Tableau2.1">
          <table:table-cell table:style-name="Tableau2.A15" office:value-type="string">
            <text:p text:style-name="P2">n</text:p>
          </table:table-cell>
          <table:table-cell table:style-name="Tableau2.B2" office:value-type="string">
            <text:p text:style-name="P2">&lt;<text:span text:style-name="T8">A</text:span>-<text:span text:style-name="T8">u</text:span>&gt;</text:p>
          </table:table-cell>
          <table:table-cell table:style-name="Tableau2.C15" office:value-type="string">
            <text:p text:style-name="P2">Basculer l'affichage des caractères spéciaux</text:p>
          </table:table-cell>
        </table:table-row>
        <table:table-row table:style-name="Tableau2.1">
          <table:table-cell table:style-name="Tableau2.A16" office:value-type="string">
            <text:p text:style-name="P2">n</text:p>
          </table:table-cell>
          <table:table-cell table:style-name="Tableau2.B2" office:value-type="string">
            <text:p text:style-name="P2">&lt;A-v&gt;</text:p>
          </table:table-cell>
          <table:table-cell table:style-name="Tableau2.C16" office:value-type="string">
            <text:p text:style-name="P2">Split verticale </text:p>
          </table:table-cell>
        </table:table-row>
        <table:table-row table:style-name="Tableau2.1">
          <table:table-cell table:style-name="Tableau2.A17" office:value-type="string">
            <text:p text:style-name="P2">n</text:p>
          </table:table-cell>
          <table:table-cell table:style-name="Tableau2.B2" office:value-type="string">
            <text:p text:style-name="P2">&lt;A-w&gt;</text:p>
          </table:table-cell>
          <table:table-cell table:style-name="Tableau2.C17" office:value-type="string">
            <text:p text:style-name="P2">new Split verticale </text:p>
          </table:table-cell>
        </table:table-row>
        <table:table-row table:style-name="Tableau2.1">
          <table:table-cell table:style-name="Tableau2.A18" office:value-type="string">
            <text:p text:style-name="P2">n</text:p>
          </table:table-cell>
          <table:table-cell table:style-name="Tableau2.B2" office:value-type="string">
            <text:p text:style-name="P2">&lt;A-x&gt;</text:p>
          </table:table-cell>
          <table:table-cell table:style-name="Tableau2.C18" office:value-type="string">
            <text:p text:style-name="P2">Fermer la fenêtre courante du split sans quitter Neovim</text:p>
          </table:table-cell>
        </table:table-row>
        <table:table-row table:style-name="Tableau2.1">
          <table:table-cell table:style-name="Tableau2.A19" office:value-type="string">
            <text:p text:style-name="P2">n</text:p>
          </table:table-cell>
          <table:table-cell table:style-name="Tableau2.B2" office:value-type="string">
            <text:p text:style-name="P2">&lt;A-<text:span text:style-name="T2">z</text:span>&gt;</text:p>
          </table:table-cell>
          <table:table-cell table:style-name="Tableau2.C19" office:value-type="string">
            <text:p text:style-name="P2">Buffer actuel rechargé (modifications non sauvegardées perdues)</text:p>
          </table:table-cell>
        </table:table-row>
        <table:table-row table:style-name="Tableau2.3">
          <table:table-cell table:style-name="Tableau2.A20" office:value-type="string">
            <text:p text:style-name="P2">n</text:p>
          </table:table-cell>
          <table:table-cell table:style-name="Tableau2.B2" office:value-type="string">
            <text:p text:style-name="P2">‘u'</text:p>
          </table:table-cell>
          <table:table-cell table:style-name="Tableau2.C20" office:value-type="string">
            <text:p text:style-name="P2">Annuler</text:p>
          </table:table-cell>
        </table:table-row>
        <table:table-row table:style-name="Tableau2.1">
          <table:table-cell table:style-name="Tableau2.A21" office:value-type="string">
            <text:p text:style-name="P2">n</text:p>
          </table:table-cell>
          <table:table-cell table:style-name="Tableau2.B2" office:value-type="string">
            <text:p text:style-name="P2">‘<text:span text:style-name="T9">r’</text:span></text:p>
          </table:table-cell>
          <table:table-cell table:style-name="Tableau2.C21" office:value-type="string">
            <text:p text:style-name="P2">Rétablir</text:p>
          </table:table-cell>
        </table:table-row>
        <table:table-row table:style-name="Tableau2.1">
          <table:table-cell table:style-name="Tableau2.A22" office:value-type="string">
            <text:p text:style-name="P2">n</text:p>
          </table:table-cell>
          <table:table-cell table:style-name="Tableau2.B2" office:value-type="string">
            <text:p text:style-name="P2">‘<text:span text:style-name="T2">n</text:span><text:span text:style-name="T9">’</text:span></text:p>
          </table:table-cell>
          <table:table-cell table:style-name="Tableau2.C22" office:value-type="string">
            <text:p text:style-name="P2">Rechercher l'occurrence <text:span text:style-name="T2">suivante</text:span></text:p>
          </table:table-cell>
        </table:table-row>
        <table:table-row table:style-name="Tableau2.3">
          <table:table-cell table:style-name="Tableau2.A23" office:value-type="string">
            <text:p text:style-name="P2">n</text:p>
          </table:table-cell>
          <table:table-cell table:style-name="Tableau2.B2" office:value-type="string">
            <text:p text:style-name="P2">‘<text:span text:style-name="T9">N’</text:span></text:p>
          </table:table-cell>
          <table:table-cell table:style-name="Tableau2.C23" office:value-type="string">
            <text:p text:style-name="P2">Rechercher l'occurrence précédente</text:p>
          </table:table-cell>
        </table:table-row>
        <table:table-row table:style-name="Tableau2.1">
          <table:table-cell table:style-name="Tableau2.A24" office:value-type="string">
            <text:p text:style-name="P4">n</text:p>
          </table:table-cell>
          <table:table-cell table:style-name="Tableau2.B2" office:value-type="string">
            <text:p text:style-name="P2">‘<text:span text:style-name="T10">o’</text:span></text:p>
          </table:table-cell>
          <table:table-cell table:style-name="Tableau2.C24" office:value-type="string">
            <text:p text:style-name="P4">New ligne</text:p>
          </table:table-cell>
        </table:table-row>
        <table:table-row table:style-name="Tableau2.3">
          <table:table-cell table:style-name="Tableau2.A25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e&gt;</text:p>
          </table:table-cell>
          <table:table-cell table:style-name="Tableau2.C25" office:value-type="string">
            <text:p text:style-name="P2">Fermer le buffer revenir sur l'explorateur</text:p>
          </table:table-cell>
        </table:table-row>
        <table:table-row table:style-name="Tableau2.3">
          <table:table-cell table:style-name="Tableau2.A26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<text:span text:style-name="T11">f</text:span>&gt;</text:p>
          </table:table-cell>
          <table:table-cell table:style-name="Tableau2.C26" office:value-type="string">
            <text:p text:style-name="P2">Fermer le buffer revenir sur l'explorateur <text:s/><text:span text:style-name="T11">hold-file</text:span></text:p>
          </table:table-cell>
        </table:table-row>
        <table:table-row table:style-name="Tableau2.3">
          <table:table-cell table:style-name="Tableau2.A27" office:value-type="string">
            <text:p text:style-name="P2">n i <text:span text:style-name="T12">v</text:span></text:p>
          </table:table-cell>
          <table:table-cell table:style-name="Tableau2.B2" office:value-type="string">
            <text:p text:style-name="P2">&lt;C-g&gt;</text:p>
          </table:table-cell>
          <table:table-cell table:style-name="Tableau2.C27" office:value-type="string">
            <text:p text:style-name="P2">Aller à la ligne</text:p>
          </table:table-cell>
        </table:table-row>
        <table:table-row table:style-name="Tableau2.1">
          <table:table-cell table:style-name="Tableau2.A28" office:value-type="string">
            <text:p text:style-name="P2">n i v</text:p>
          </table:table-cell>
          <table:table-cell table:style-name="Tableau2.B2" office:value-type="string">
            <text:p text:style-name="P2">&lt;C-l&gt;</text:p>
          </table:table-cell>
          <table:table-cell table:style-name="Tableau2.C28" office:value-type="string">
            <text:p text:style-name="P2">Purge TOTALE <text:s text:c="4"/>(sauf buffer actuel)</text:p>
          </table:table-cell>
        </table:table-row>
        <table:table-row table:style-name="Tableau2.29">
          <table:table-cell table:style-name="Tableau2.A29" office:value-type="string">
            <text:p text:style-name="P2">n</text:p>
          </table:table-cell>
          <table:table-cell table:style-name="Tableau2.B2" office:value-type="string">
            <text:p text:style-name="P2">&lt;C-s&gt;</text:p>
          </table:table-cell>
          <table:table-cell table:style-name="Tableau2.C29" office:value-type="string">
            <text:p text:style-name="P2">Sauvegarder</text:p>
          </table:table-cell>
        </table:table-row>
        <table:table-row table:style-name="Tableau2.30">
          <table:table-cell table:style-name="Tableau2.A30" office:value-type="string">
            <text:p text:style-name="P2">v</text:p>
          </table:table-cell>
          <table:table-cell table:style-name="Tableau2.B2" office:value-type="string">
            <text:p text:style-name="P2">&lt;<text:span text:style-name="T13">C-t&gt;</text:span></text:p>
          </table:table-cell>
          <table:table-cell table:style-name="Tableau2.C30" office:value-type="string">
            <text:p text:style-name="P2"><text:span text:style-name="T13">Plugin </text:span>Mapping pour commenter </text:p>
          </table:table-cell>
        </table:table-row>
        <table:table-row table:style-name="Tableau2.3">
          <table:table-cell table:style-name="Tableau2.A31" office:value-type="string">
            <text:p text:style-name="P2">n </text:p>
          </table:table-cell>
          <table:table-cell table:style-name="Tableau2.B2" office:value-type="string">
            <text:p text:style-name="P2">&lt;<text:span text:style-name="T14">F2</text:span><text:span text:style-name="T15">&gt;</text:span></text:p>
          </table:table-cell>
          <table:table-cell table:style-name="Tableau2.C31" office:value-type="string">
            <text:p text:style-name="P2">Formatage du projet</text:p>
          </table:table-cell>
        </table:table-row>
        <table:table-row table:style-name="Tableau2.1">
          <table:table-cell table:style-name="Tableau2.A32" office:value-type="string">
            <text:p text:style-name="P2">n </text:p>
          </table:table-cell>
          <table:table-cell table:style-name="Tableau2.B2" office:value-type="string">
            <text:p text:style-name="P2">&lt;F12&gt;</text:p>
          </table:table-cell>
          <table:table-cell table:style-name="Tableau2.C32" office:value-type="string">
            <text:p text:style-name="P2">Exécute la compile Rust virtuel (F12) </text:p>
          </table:table-cell>
        </table:table-row>
        <table:table-row table:style-name="Tableau2.1">
          <table:table-cell table:style-name="Tableau2.A33" office:value-type="string">
            <text:p text:style-name="P2">n </text:p>
          </table:table-cell>
          <table:table-cell table:style-name="Tableau2.B2" office:value-type="string">
            <text:p text:style-name="P2">&lt;<text:span text:style-name="T16">F5</text:span>&gt;</text:p>
          </table:table-cell>
          <table:table-cell table:style-name="Tableau2.C33" office:value-type="string">
            <text:p text:style-name="P5">Affichage log</text:p>
          </table:table-cell>
        </table:table-row>
        <table:table-row table:style-name="Tableau2.3">
          <table:table-cell table:style-name="Tableau2.A34" office:value-type="string">
            <text:p text:style-name="P5">N</text:p>
          </table:table-cell>
          <table:table-cell table:style-name="Tableau2.B2" office:value-type="string">
            <text:p text:style-name="P2">&lt;<text:span text:style-name="T16">F7&gt;</text:span></text:p>
          </table:table-cell>
          <table:table-cell table:style-name="Tableau2.C34" office:value-type="string">
            <text:p text:style-name="P5">Clear log</text:p>
          </table:table-cell>
        </table:table-row>
        <table:table-row table:style-name="Tableau2.3">
          <table:table-cell table:style-name="Tableau2.A35" office:value-type="string">
            <text:p text:style-name="P2">i v s x <text:span text:style-name="T11">t</text:span></text:p>
          </table:table-cell>
          <table:table-cell table:style-name="Tableau2.B2" office:value-type="string">
            <text:p text:style-name="P2">ESC</text:p>
          </table:table-cell>
          <table:table-cell table:style-name="Tableau2.C35" office:value-type="string">
            <text:p text:style-name="P2">Réinitialise &lt;Esc&gt; pour un retour immédiat en mode normal</text:p>
          </table:table-cell>
        </table:table-row>
        <table:table-row table:style-name="Tableau2.3">
          <table:table-cell table:style-name="Tableau2.A36" office:value-type="string">
            <text:p text:style-name="P6">n</text:p>
          </table:table-cell>
          <table:table-cell table:style-name="Tableau2.B2" office:value-type="string">
            <text:p text:style-name="P2">&lt;<text:span text:style-name="T17">C-d&gt;</text:span></text:p>
          </table:table-cell>
          <table:table-cell table:style-name="Tableau2.C36" office:value-type="string">
            <text:p text:style-name="P6">Supprimer une ligne</text:p>
          </table:table-cell>
        </table:table-row>
        <table:table-row table:style-name="Tableau2.1">
          <table:table-cell table:style-name="Tableau2.A37" office:value-type="string">
            <text:p text:style-name="P2">n</text:p>
          </table:table-cell>
          <table:table-cell table:style-name="Tableau2.B2" office:value-type="string">
            <text:p text:style-name="P2">&lt;Del&gt;</text:p>
          </table:table-cell>
          <table:table-cell table:style-name="Tableau2.C37" office:value-type="string">
            <text:p text:style-name="P2">Supprimer le caractère sous le curseur</text:p>
          </table:table-cell>
        </table:table-row>
        <table:table-row table:style-name="Tableau2.1">
          <table:table-cell table:style-name="Tableau2.A38" office:value-type="string">
            <text:p text:style-name="P2">n</text:p>
          </table:table-cell>
          <table:table-cell table:style-name="Tableau2.B2" office:value-type="string">
            <text:p text:style-name="P2">&lt;Up&gt;</text:p>
          </table:table-cell>
          <table:table-cell table:style-name="Tableau2.C38" office:value-type="string">
            <text:p text:style-name="P2">Monter d'une ligne</text:p>
          </table:table-cell>
        </table:table-row>
        <table:table-row table:style-name="Tableau2.1">
          <table:table-cell table:style-name="Tableau2.A39" office:value-type="string">
            <text:p text:style-name="P2">n</text:p>
          </table:table-cell>
          <table:table-cell table:style-name="Tableau2.B2" office:value-type="string">
            <text:p text:style-name="P2">&lt;Down&gt;</text:p>
          </table:table-cell>
          <table:table-cell table:style-name="Tableau2.C39" office:value-type="string">
            <text:p text:style-name="P2">Descendre d'une ligne</text:p>
          </table:table-cell>
        </table:table-row>
        <table:table-row table:style-name="Tableau2.1">
          <table:table-cell table:style-name="Tableau2.A40" office:value-type="string">
            <text:p text:style-name="P2">n</text:p>
          </table:table-cell>
          <table:table-cell table:style-name="Tableau2.B2" office:value-type="string">
            <text:p text:style-name="P2">&lt;Left&gt;</text:p>
          </table:table-cell>
          <table:table-cell table:style-name="Tableau2.C40" office:value-type="string">
            <text:p text:style-name="P2">Aller à gauche</text:p>
          </table:table-cell>
        </table:table-row>
        <table:table-row table:style-name="Tableau2.1">
          <table:table-cell table:style-name="Tableau2.A41" office:value-type="string">
            <text:p text:style-name="P2">n</text:p>
          </table:table-cell>
          <table:table-cell table:style-name="Tableau2.B2" office:value-type="string">
            <text:p text:style-name="P2">&lt;Right&gt;</text:p>
          </table:table-cell>
          <table:table-cell table:style-name="Tableau2.C41" office:value-type="string">
            <text:p text:style-name="P2">Aller à droite</text:p>
          </table:table-cell>
        </table:table-row>
        <table:table-row table:style-name="Tableau2.1">
          <table:table-cell table:style-name="Tableau2.A42" office:value-type="string">
            <text:p text:style-name="P2">n</text:p>
          </table:table-cell>
          <table:table-cell table:style-name="Tableau2.B2" office:value-type="string">
            <text:p text:style-name="P2">&lt;PageUp&gt;</text:p>
          </table:table-cell>
          <table:table-cell table:style-name="Tableau2.C42" office:value-type="string">
            <text:p text:style-name="P2">Page précédente</text:p>
          </table:table-cell>
        </table:table-row>
        <table:table-row table:style-name="Tableau2.1">
          <table:table-cell table:style-name="Tableau2.A43" office:value-type="string">
            <text:p text:style-name="P2">n</text:p>
          </table:table-cell>
          <table:table-cell table:style-name="Tableau2.B2" office:value-type="string">
            <text:p text:style-name="P2">&lt;PageDown&gt;</text:p>
          </table:table-cell>
          <table:table-cell table:style-name="Tableau2.C43" office:value-type="string">
            <text:p text:style-name="P2">Page suivante</text:p>
          </table:table-cell>
        </table:table-row>
        <table:table-row table:style-name="Tableau2.1">
          <table:table-cell table:style-name="Tableau2.A44" office:value-type="string">
            <text:p text:style-name="P2">n</text:p>
          </table:table-cell>
          <table:table-cell table:style-name="Tableau2.B2" office:value-type="string">
            <text:p text:style-name="P2">&lt;Home&gt;</text:p>
          </table:table-cell>
          <table:table-cell table:style-name="Tableau2.C44" office:value-type="string">
            <text:p text:style-name="P2">Aller au début de la ligne</text:p>
          </table:table-cell>
        </table:table-row>
        <table:table-row table:style-name="Tableau2.45">
          <table:table-cell table:style-name="Tableau2.A45" office:value-type="string">
            <text:p text:style-name="P2">n</text:p>
          </table:table-cell>
          <table:table-cell table:style-name="Tableau2.B2" office:value-type="string">
            <text:p text:style-name="P2">&lt;End&gt;</text:p>
          </table:table-cell>
          <table:table-cell table:style-name="Tableau2.C45" office:value-type="string">
            <text:p text:style-name="P2">Aller à la fin de la ligne</text:p>
          </table:table-cell>
        </table:table-row>
        <table:table-row table:style-name="Tableau2.46">
          <table:table-cell table:style-name="Tableau2.A46" office:value-type="string">
            <text:p text:style-name="P7">I</text:p>
          </table:table-cell>
          <table:table-cell table:style-name="Tableau2.B2" office:value-type="string">
            <text:p text:style-name="P2">&lt;<text:span text:style-name="T18">CR&gt;</text:span></text:p>
          </table:table-cell>
          <table:table-cell table:style-name="Tableau2.C46" office:value-type="string">
            <text:p text:style-name="P7">Insert new lign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left" style:justify-single-word="false" fo:orphans="0" fo:widows="0" text:number-lines="false" text:line-number="0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470b23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0T17:55:54.480157534</dc:date>
    <meta:editing-duration>PT2H13M42S</meta:editing-duration>
    <meta:editing-cycles>24</meta:editing-cycles>
    <meta:generator>LibreOffice/26.2.2.2$Linux_X86_64 LibreOffice_project/620$Build-2</meta:generator>
    <meta:print-date>2026-02-23T22:38:37.850068912</meta:print-date>
    <meta:document-statistic meta:table-count="1" meta:image-count="0" meta:object-count="0" meta:page-count="1" meta:paragraph-count="138" meta:word-count="278" meta:character-count="1449" meta:non-whitespace-character-count="1292"/>
  </office:meta>
</office:document-meta>
</file>